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38bc7"/>
    </style:style>
    <style:style style:name="P2" style:family="paragraph" style:parent-style-name="Text_20_body">
      <style:text-properties officeooo:rsid="00138bc7" officeooo:paragraph-rsid="00138bc7"/>
    </style:style>
    <style:style style:name="P3" style:family="paragraph" style:parent-style-name="Text_20_body">
      <style:text-properties officeooo:rsid="0013e411" officeooo:paragraph-rsid="0013e411"/>
    </style:style>
    <style:style style:name="P4" style:family="paragraph" style:parent-style-name="Text_20_body">
      <style:text-properties officeooo:rsid="0013e411" officeooo:paragraph-rsid="0015be8b"/>
    </style:style>
    <style:style style:name="P5" style:family="paragraph" style:parent-style-name="Text_20_body">
      <style:text-properties officeooo:rsid="0013e411" officeooo:paragraph-rsid="00181703"/>
    </style:style>
    <style:style style:name="P6" style:family="paragraph" style:parent-style-name="Text_20_body">
      <style:text-properties officeooo:rsid="0013e411" officeooo:paragraph-rsid="00198093"/>
    </style:style>
    <style:style style:name="P7" style:family="paragraph" style:parent-style-name="Text_20_body">
      <style:text-properties officeooo:rsid="0013e411" officeooo:paragraph-rsid="001b0bce"/>
    </style:style>
    <style:style style:name="P8" style:family="paragraph" style:parent-style-name="Text_20_body">
      <style:text-properties officeooo:paragraph-rsid="0015be8b"/>
    </style:style>
    <style:style style:name="P9" style:family="paragraph" style:parent-style-name="Text_20_body">
      <style:text-properties officeooo:rsid="0015be8b" officeooo:paragraph-rsid="0015be8b"/>
    </style:style>
    <style:style style:name="P10" style:family="paragraph" style:parent-style-name="Text_20_body">
      <style:text-properties officeooo:paragraph-rsid="00174b93"/>
    </style:style>
    <style:style style:name="P11" style:family="paragraph" style:parent-style-name="Text_20_body">
      <style:text-properties officeooo:rsid="00181703" officeooo:paragraph-rsid="00181703"/>
    </style:style>
    <style:style style:name="P12" style:family="paragraph" style:parent-style-name="Text_20_body">
      <style:text-properties officeooo:paragraph-rsid="00198093"/>
    </style:style>
    <style:style style:name="P13" style:family="paragraph" style:parent-style-name="Table_20_Contents">
      <style:text-properties officeooo:rsid="00198093" officeooo:paragraph-rsid="00198093"/>
    </style:style>
    <style:style style:name="P14" style:family="paragraph" style:parent-style-name="Heading_20_1">
      <style:paragraph-properties fo:text-align="center" style:justify-single-word="false"/>
    </style:style>
    <style:style style:name="T1" style:family="text">
      <style:text-properties fo:font-style="italic" fo:font-weight="normal" officeooo:rsid="000b1c93" style:font-style-asian="italic" style:font-weight-asian="normal" style:font-style-complex="italic" style:font-weight-complex="normal"/>
    </style:style>
    <style:style style:name="T2" style:family="text">
      <style:text-properties officeooo:rsid="000b1c93"/>
    </style:style>
    <style:style style:name="T3" style:family="text">
      <style:text-properties officeooo:rsid="00138bc7"/>
    </style:style>
    <style:style style:name="T4" style:family="text">
      <style:text-properties fo:font-weight="bold" style:font-weight-asian="bold" style:font-weight-complex="bold"/>
    </style:style>
    <style:style style:name="T5" style:family="text">
      <style:text-properties fo:font-weight="bold" officeooo:rsid="00138bc7" style:font-weight-asian="bold" style:font-weight-complex="bold"/>
    </style:style>
    <style:style style:name="T6" style:family="text">
      <style:text-properties fo:font-weight="bold" officeooo:rsid="000b1c93" style:font-weight-asian="bold" style:font-weight-complex="bold"/>
    </style:style>
    <style:style style:name="T7" style:family="text">
      <style:text-properties fo:font-weight="bold" officeooo:rsid="0013e411" style:font-weight-asian="bold" style:font-weight-complex="bold"/>
    </style:style>
    <style:style style:name="T8" style:family="text">
      <style:text-properties fo:font-size="18pt" fo:font-style="italic" fo:font-weight="bold" style:font-size-asian="18pt" style:font-style-asian="italic" style:font-weight-asian="bold" style:font-size-complex="18pt" style:font-style-complex="italic" style:font-weight-complex="bold"/>
    </style:style>
    <style:style style:name="T9" style:family="text">
      <style:text-properties fo:font-size="18pt" fo:font-style="italic" fo:font-weight="bold" officeooo:rsid="00138bc7" style:font-size-asian="18pt" style:font-style-asian="italic" style:font-weight-asian="bold" style:font-size-complex="18pt" style:font-style-complex="italic" style:font-weight-complex="bold"/>
    </style:style>
    <style:style style:name="T10" style:family="text">
      <style:text-properties fo:font-size="18pt" fo:font-style="italic" fo:font-weight="bold" officeooo:rsid="0013e411" style:font-size-asian="18pt" style:font-style-asian="italic" style:font-weight-asian="bold" style:font-size-complex="18pt" style:font-style-complex="italic" style:font-weight-complex="bold"/>
    </style:style>
    <style:style style:name="T11" style:family="text">
      <style:text-properties fo:font-size="18pt" fo:font-style="italic" fo:font-weight="bold" officeooo:rsid="0015be8b" style:font-size-asian="18pt" style:font-style-asian="italic" style:font-weight-asian="bold" style:font-size-complex="18pt" style:font-style-complex="italic" style:font-weight-complex="bold"/>
    </style:style>
    <style:style style:name="T12" style:family="text">
      <style:text-properties fo:font-size="18pt" fo:font-style="italic" fo:font-weight="bold" officeooo:rsid="00174b93" style:font-size-asian="18pt" style:font-style-asian="italic" style:font-weight-asian="bold" style:font-size-complex="18pt" style:font-style-complex="italic" style:font-weight-complex="bold"/>
    </style:style>
    <style:style style:name="T13" style:family="text">
      <style:text-properties fo:font-size="18pt" fo:font-style="italic" fo:font-weight="bold" officeooo:rsid="00198093" style:font-size-asian="18pt" style:font-style-asian="italic" style:font-weight-asian="bold" style:font-size-complex="18pt" style:font-style-complex="italic" style:font-weight-complex="bold"/>
    </style:style>
    <style:style style:name="T14" style:family="text">
      <style:text-properties officeooo:rsid="0013e411"/>
    </style:style>
    <style:style style:name="T15" style:family="text">
      <style:text-properties officeooo:rsid="0015be8b"/>
    </style:style>
    <style:style style:name="T16" style:family="text">
      <style:text-properties officeooo:rsid="00181703"/>
    </style:style>
    <style:style style:name="T17" style:family="text">
      <style:text-properties fo:font-size="14pt" fo:font-style="italic" style:font-size-asian="14pt" style:font-style-asian="italic" style:font-size-complex="14pt" style:font-style-complex="italic"/>
    </style:style>
    <style:style style:name="T18" style:family="text">
      <style:text-properties fo:font-size="14pt" fo:font-style="italic" officeooo:rsid="00174b93" style:font-size-asian="14pt" style:font-style-asian="italic" style:font-size-complex="14pt" style:font-style-complex="italic"/>
    </style:style>
    <style:style style:name="T19" style:family="text">
      <style:text-properties fo:font-size="12pt" fo:font-style="italic" officeooo:rsid="00181703" style:font-size-asian="12pt" style:font-style-asian="italic" style:font-size-complex="12pt" style:font-style-complex="italic"/>
    </style:style>
    <style:style style:name="T20" style:family="text">
      <style:text-properties fo:font-size="12pt" fo:font-style="normal" fo:font-weight="normal" officeooo:rsid="00181703" style:font-size-asian="12pt" style:font-style-asian="normal" style:font-weight-asian="normal" style:font-size-complex="12pt" style:font-style-complex="normal" style:font-weight-complex="normal"/>
    </style:style>
    <style:style style:name="T21" style:family="text">
      <style:text-properties fo:font-size="12pt" fo:font-style="normal" fo:font-weight="normal" officeooo:rsid="00198093" style:font-size-asian="12pt" style:font-style-asian="normal" style:font-weight-asian="normal" style:font-size-complex="12pt" style:font-style-complex="normal" style:font-weight-complex="normal"/>
    </style:style>
    <style:style style:name="T22" style:family="text">
      <style:text-properties fo:font-size="12pt" fo:font-style="normal" fo:font-weight="normal" officeooo:rsid="001b0bce" style:font-size-asian="12pt" style:font-style-asian="normal" style:font-weight-asian="normal" style:font-size-complex="12pt" style:font-style-complex="normal" style:font-weight-complex="normal"/>
    </style:style>
    <style:style style:name="T23" style:family="text">
      <style:text-properties fo:font-size="12pt" fo:font-style="normal" officeooo:rsid="00198093" style:font-size-asian="12pt" style:font-style-asian="normal" style:font-size-complex="12pt" style:font-style-complex="normal"/>
    </style:style>
    <style:style style:name="T24" style:family="text">
      <style:text-properties fo:font-size="12pt" fo:font-style="normal" officeooo:rsid="00181703" style:font-size-asian="12pt" style:font-style-asian="normal" style:font-size-complex="12pt" style:font-style-complex="normal"/>
    </style:style>
    <style:style style:name="T25" style:family="text">
      <style:text-properties fo:font-size="12pt" fo:font-style="normal" officeooo:rsid="001b0bce"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ASSIGNMENT <text:span text:style-name="T3">4 Solutions</text:span>:</text:h>
      <text:p text:style-name="P1"><text:span text:style-name="Strong_20_Emphasis"><text:span text:style-name="T9">TASK </text:span></text:span><text:span text:style-name="Strong_20_Emphasis"><text:span text:style-name="T10">1</text:span></text:span><text:span text:style-name="Strong_20_Emphasis"><text:span text:style-name="T9">:</text:span></text:span><text:span text:style-name="Strong_20_Emphasis"><text:span text:style-name="T1"><text:line-break/></text:span></text:span><text:span text:style-name="Strong_20_Emphasis"><text:span text:style-name="Emphasis">Task </text:span></text:span><text:span text:style-name="Strong_20_Emphasis"><text:span text:style-name="Emphasis"><text:span text:style-name="T14">1.a</text:span></text:span></text:span><text:span text:style-name="Strong_20_Emphasis"><text:span text:style-name="Emphasis">.</text:span></text:span><text:span text:style-name="Strong_20_Emphasis"><text:span text:style-name="Emphasis"><text:span text:style-name="T2">)</text:span></text:span></text:span><text:span text:style-name="Strong_20_Emphasis"><text:span text:style-name="Emphasis"> </text:span></text:span></text:p>
      <text:p text:style-name="P1"><text:span text:style-name="T5">MSI</text:span><text:span text:style-name="T3">: The first request will have to be serviced by the next level and will take 40 cycles. The second request will be a bus update and will take 10 cycles. Now the block is in state M in the private cache of processor 1 so the third request will not incur any cost. We note that the same sequence of events is repeated for processor 2, 3 and 4. <text:line-break/>Hence, the entire sequence will take 4*(40 + 10) cycles =200 cycles.</text:span></text:p>
      <text:p text:style-name="P1"><text:span text:style-name="T5">MESI</text:span><text:span text:style-name="T3">: The first request will bring the block into the private cache of processor 1 in state E. This means that the second write can be carried out locally and there will be a state transition to M. As in the MSI protocol, the second write request can be carried out locally. This means that the write from processor 2 can gain access to the bus after 40 cycles. When R2 has brought a block into cache (40 cycles), the state of the block is S. Therefore, the write request from processor 2 causes a bus upgrade (10 cycles). The same sequence of events is needed for processor 3 and 4. <text:line-break/>Hence, the time to carry out the entire sequence is 40 + 50 + 50 + 50 cycles = 190 cycles.</text:span> </text:p>
      <text:p text:style-name="P1"><text:span text:style-name="Emphasis"><text:span text:style-name="T4">Task </text:span></text:span><text:span text:style-name="Emphasis"><text:span text:style-name="T7">1</text:span></text:span><text:span text:style-name="Emphasis"><text:span text:style-name="T6">.b</text:span></text:span><text:span text:style-name="Emphasis"><text:span text:style-name="T4">.</text:span></text:span><text:span text:style-name="Emphasis"><text:span text:style-name="T6">)</text:span></text:span><text:span text:style-name="Emphasis"> </text:span></text:p>
      <text:p text:style-name="P1"><text:span text:style-name="T5">MSI</text:span><text:span text:style-name="T3">: We simply count the number of requests in each category: <text:line-break/>Read request serviced by next level: 1 (traffic: 6 + 32 bytes = 38 bytes) <text:line-break/>Bus update: 4 (traffic: 4 x 10 bytes = 40 bytes) <text:line-break/>Read request serviced by private cache: 3 (traffic: 3 (6 + 32) bytes = 114 bytes) <text:line-break/>Total traffic: 38 + 40 + 114 bytes = 192 bytes </text:span></text:p>
      <text:p text:style-name="P2"><text:span text:style-name="T4">MESI</text:span>: <text:line-break/>Read request serviced by next level: 1 (traffic: 6 + 32 bytes = 38 bytes) <text:line-break/>Bus update: 3 (traffic: 3 x 10 bytes = 30 bytes) <text:line-break/>Read request serviced by private cache: 3 (traffic: 3 (6 + 32) bytes = 114 bytes) <text:line-break/>Total traffic: 38 + 30 + 114 bytes = 182 bytes</text:p>
      <text:p text:style-name="Text_20_body"/>
      <text:p text:style-name="P3"><text:span text:style-name="Strong_20_Emphasis"><text:span text:style-name="T9">TASK </text:span></text:span><text:span text:style-name="Strong_20_Emphasis"><text:span text:style-name="T8">2</text:span></text:span><text:span text:style-name="Strong_20_Emphasis"><text:span text:style-name="T9">:</text:span></text:span></text:p>
      <text:p text:style-name="Text_20_body"><text:span text:style-name="Emphasis"><text:span text:style-name="Strong_20_Emphasis">Task </text:span></text:span><text:span text:style-name="Emphasis"><text:span text:style-name="Strong_20_Emphasis"><text:span text:style-name="T14">2.a.)</text:span></text:span></text:span> <text:s/></text:p>
      <text:p text:style-name="P3">MESI w/o migratory detection/optimization.The first read request will incur 40 cycles and the subsequent write request will incur no cost as there will be a silent transition from E to M. The subsequent read-modify-write sequences will incur a cost of 40 +10 cycles. Hence the total latency is 40 + 3*(40 + 10) = 190 cycles. </text:p>
      <text:p text:style-name="P3">MESI w/ migratory detection/optimization. The migratory sharing pattern is detected when processor 2 <text:soft-page-break/>issues its read request. It means that the read-modify-write sequences from processor 3 and 4 will only have to invoke a read-exclusive request; the subsequent bus update request is eliminated. This means that the first two read-modify-write sequence incurs the same latency as for the basic MESI protocol whereas the last two only incur 40 cycles each. The total latency time is: <text:line-break/>40 + 50 + 40 + 40 = 170 cycles. </text:p>
      <text:p text:style-name="P3"><text:span text:style-name="Strong_20_Emphasis">Task 2.b.)</text:span> <text:s/><text:line-break/>MESI w/o migratory detection/optimization:<text:line-break/>Number of read requests: 4 (traffic: 4*(6 + 32) bytes = 152 bytes)<text:line-break/>Number of bus update requests: 3 (traffic: 3 x 10 bytes = 30 bytes) <text:line-break/>Total traffic: 182 bytes </text:p>
      <text:p text:style-name="P3">MESI w/ migratory detection/optimization:<text:line-break/>Number of read requests: 4 (traffic: 4*(6 + 32) bytes = 152 bytes) <text:line-break/>Number of bus update requests: 1 (traffic: 10 bytes) <text:line-break/>Total traffic: 162 bytes</text:p>
      <text:p text:style-name="P3"/>
      <text:p text:style-name="P4"><text:span text:style-name="Strong_20_Emphasis"><text:span text:style-name="T9">TASK </text:span></text:span><text:span text:style-name="Strong_20_Emphasis"><text:span text:style-name="T11">3</text:span></text:span><text:span text:style-name="Strong_20_Emphasis"><text:span text:style-name="T9">:</text:span></text:span></text:p>
      <text:p text:style-name="P8"><text:span text:style-name="Strong_20_Emphasis">Task </text:span><text:span text:style-name="Strong_20_Emphasis"><text:span text:style-name="T15">3.a.)</text:span></text:span> <text:s/></text:p>
      <text:p text:style-name="P9">Time 1, 2, 3: cold misses<text:line-break/>Time 4: is a hit<text:line-break/>Time 5: cold miss; the block containing D replaces the block with A, B &amp; C<text:line-break/>Time 6: false-sharing miss<text:line-break/>Time 7: it is a hit<text:line-break/>Time 8: replacement miss<text:line-break/>Time 9: true-sharing miss</text:p>
      <text:p text:style-name="P4"><text:span text:style-name="T15">At time-slot 5 the block containing variables A, B and C is replaced. The miss at time-slot 6 is obviously a false-sharing miss as a new word is not accessed while the block is resident in the cache and it ceases to do so at time-slot 7. The miss that occurs at time-slot 8 is a replacement miss rather than a false-sharing miss because the block was overwritten (replaced) by the block containing variable D at time-slot 5. Finally, it is obvious that the miss at time-slot 9 is a true-sharing miss as it brings a new value (B) into cache.</text:span><text:line-break/></text:p>
      <text:p text:style-name="P4"><text:span text:style-name="Strong_20_Emphasis">Task </text:span><text:span text:style-name="Strong_20_Emphasis"><text:span text:style-name="T15">3</text:span></text:span><text:span text:style-name="Strong_20_Emphasis">.b.)</text:span> <text:s/><text:line-break/><text:span text:style-name="T15">Only the false-sharing miss that occurs at time-slot 6.</text:span></text:p>
      <text:p text:style-name="P4"/>
      <text:p text:style-name="P4"/>
      <text:p text:style-name="P4"/>
      <text:p text:style-name="P10"><text:soft-page-break/><text:span text:style-name="Strong_20_Emphasis"><text:span text:style-name="T9">TASK </text:span></text:span><text:span text:style-name="Strong_20_Emphasis"><text:span text:style-name="T12">4</text:span></text:span><text:span text:style-name="Strong_20_Emphasis"><text:span text:style-name="T9">:</text:span></text:span></text:p>
      <text:p text:style-name="P10"><text:span text:style-name="Strong_20_Emphasis"><text:span text:style-name="T18">Four hops protocol: </text:span></text:span><text:span text:style-name="T17"><text:s text:c="2"/></text:span></text:p>
      <text:p text:style-name="P5"><text:span text:style-name="Strong_20_Emphasis"><text:span text:style-name="T16">Task 4.a.)</text:span></text:span><text:span text:style-name="T16"> When the home node is the same as the requesting node the miss penalty is the same as the time it takes to process a directory request which is 50 cycles according to the assumptions. <text:line-break/>Cache miss time: 1 + 50 = 51 cycles. Traffic: There is no traffic outside the node. </text:span></text:p>
      <text:p text:style-name="P11"><text:span text:style-name="Strong_20_Emphasis">Task 4.b.)</text:span> In the case when the memory copy is dirty some other node will have to service the cache miss. The time it takes to do that involves a directory lookup (50 cycles) at the home node, a remote read request (20 cycles), a lookup at the remote node (50 cycles), a flush operation that brings a copy of the block back to the home node, which is the same as the local node (100 cycles), and finally installing the block copy (50 cycles). <text:line-break/>Hence, cache miss time is: 1 + 50 + 20 + 50 + 100 + 50 cycles = 271 cycles. <text:line-break/>Traffic involves sending a remote read request and flushing the block, hence <text:line-break/>Traffic: 6 + 6 + 32 = 44 bytes </text:p>
      <text:p text:style-name="P11"><text:span text:style-name="Strong_20_Emphasis">Task 4.c.)</text:span> This scenario involves sending a read request to the home node (BusRd), doing a directory lookup, flushing the block back, and installing it at the requesting node. <text:line-break/>Cache miss time: 1 + 20 + 50 + 100+ 50 cycles = 221 cycles <text:line-break/>Traffic: 6 + 6 + 32 bytes = 44 bytes </text:p>
      <text:p text:style-name="P11"><text:span text:style-name="Strong_20_Emphasis">Task 4.d.)</text:span> This scenario involves sending a read request to the home node, doing a directory lookup, flushing the block back to the requesting node, and installing it there. <text:line-break/>Cache miss time: 1 + 20 + 50 + 100 + 50 cycles = 221 cycles <text:line-break/>Traffic: 6 + 6 + 32 bytes = 44 bytes </text:p>
      <text:p text:style-name="P11"><text:span text:style-name="Strong_20_Emphasis">Task 4.e.)</text:span> This scenario involves sending a read request to the home node (20 cycles), doing a directory lookup (50 cycles), sending a remote read request to the remote node (20 cycles), doing a lookup at the remote node (50 cycles), flushing the block back to the home node (100 cycles), processing it at the directory (50 cycles), flushing the block back to the local node (100 cycles) and installing it there (50 cycles). <text:line-break/>Cache miss time: 1 + 20 + 50 + 20 + 50 + 100 + 50 + 100 + 50 cycles = 441 cycles. <text:line-break/>Traffic: 6 + 6 + 6 + 32 + 6 + 32 bytes = 88 bytes.</text:p>
      <text:p text:style-name="P11"/>
      <text:p text:style-name="P11"><text:span text:style-name="Strong_20_Emphasis"><text:span text:style-name="T17">Three</text:span></text:span><text:span text:style-name="Strong_20_Emphasis"><text:span text:style-name="T18"> hops protocol: </text:span></text:span><text:span text:style-name="T17"><text:s text:c="2"/></text:span></text:p>
      <text:p text:style-name="P5"><text:span text:style-name="Strong_20_Emphasis"><text:span text:style-name="T19">Task 4.a,b,c,d.) </text:span></text:span><text:span text:style-name="Strong_20_Emphasis"><text:span text:style-name="T20">Same as before.</text:span></text:span></text:p>
      <text:p text:style-name="P5"><text:span text:style-name="Strong_20_Emphasis"><text:span text:style-name="T19">Task 4.e.) </text:span></text:span><text:span text:style-name="Strong_20_Emphasis"><text:span text:style-name="T20">This scenario involves sending a read request to the home node, doing a directory lookup, sending a request to the remote node, flushing the block back to the requesting node, and installing it there. <text:s text:c="4"/>Cache miss time: 1 + 20 + 50 + 20 + 50 + 100 + 50 cycles = 291 cycles . <text:line-break/> <text:s text:c="13"/>Traffic: 6 + 6 + 6 + 32 bytes = 50 bytes</text:span></text:span></text:p>
      <text:p text:style-name="P12"><text:soft-page-break/><text:span text:style-name="Strong_20_Emphasis"><text:span text:style-name="T9">TASK </text:span></text:span><text:span text:style-name="Strong_20_Emphasis"><text:span text:style-name="T13">5</text:span></text:span><text:span text:style-name="Strong_20_Emphasis"><text:span text:style-name="T9">:</text:span></text:span></text:p>
      <text:p text:style-name="P12"><text:span text:style-name="Strong_20_Emphasis"><text:span text:style-name="T16">Task 5.a.)</text:span></text:span><text:span text:style-name="T16"> <text:s/></text:span><text:span text:style-name="Strong_20_Emphasis"><text:span text:style-name="T21">The network diameter is the longest route (counted in number of links for example) in a particular interconnection network. In a 16-by-16 mesh, the longest route is 15 links in one dimension and then 15 links in the other dimension. In a torus, the end points are connected so this cuts the number of links between the furthest nodes by a factor of two in each dimension. Therefore, the longest<text:line-break/>route is 16 link traversals in total. </text:span></text:span></text:p>
      <text:p text:style-name="P6"><text:span text:style-name="Strong_20_Emphasis"><text:span text:style-name="T24">Task 5.</text:span></text:span><text:span text:style-name="Strong_20_Emphasis"><text:span text:style-name="T23">b</text:span></text:span><text:span text:style-name="Strong_20_Emphasis"><text:span text:style-name="T24">.)</text:span></text:span><text:span text:style-name="Strong_20_Emphasis"><text:span text:style-name="T20"> <text:s/></text:span></text:span><text:span text:style-name="Strong_20_Emphasis"><text:span text:style-name="T21">If we make a cut across the torus so that it forms two identical network graphs, the cut goes across 32 links; 16 nodes are connected to each other plus the link that connects the end points. <text:s/><text:line-break/>With 100 Mbits/s for each link the bisection bandwidth is 3.2 GBits/s. </text:span></text:span></text:p>
      <text:p text:style-name="P6"><text:span text:style-name="Strong_20_Emphasis"><text:span text:style-name="T24">Task 5.</text:span></text:span><text:span text:style-name="Strong_20_Emphasis"><text:span text:style-name="T23">c</text:span></text:span><text:span text:style-name="Strong_20_Emphasis"><text:span text:style-name="T24">.)</text:span></text:span><text:span text:style-name="Strong_20_Emphasis"><text:span text:style-name="T20"> <text:s/></text:span></text:span><text:span text:style-name="Strong_20_Emphasis"><text:span text:style-name="T21">Let’s first establish the entire bandwidth across all links. The number of links in an N-by-N mesh is 2N(N-1). Hence, a 16-by-16 mesh has 2 x 16 x 15 = 480 links. For a 16-by-16 torus the number of links that connect the end points is 16+16=32. So in total, there are 480 + 32 = 512 links. The total bandwidth is 512 x 100 Mbits/s = 51.2 Gbits/s. <text:line-break/>Since the number of nodes is 256, the bandwidth per node is 200 Mbits/s.</text:span></text:span></text:p>
      <text:p text:style-name="P6"/>
      <text:p text:style-name="P12"><text:span text:style-name="Strong_20_Emphasis"><text:span text:style-name="T9">TASK </text:span></text:span><text:span text:style-name="Strong_20_Emphasis"><text:span text:style-name="T13">6</text:span></text:span><text:span text:style-name="Strong_20_Emphasis"><text:span text:style-name="T9">:</text:span></text:span></text:p>
      <table:table table:name="Table1" table:style-name="Table1">
        <table:table-column table:style-name="Table1.A" table:number-columns-repeated="5"/>
        <table:table-row>
          <table:table-cell table:style-name="Table1.A1" office:value-type="string">
            <text:p text:style-name="P13">N</text:p>
          </table:table-cell>
          <table:table-cell table:style-name="Table1.A1" office:value-type="string">
            <text:p text:style-name="P13">Torus<text:line-break/>Network Diameter</text:p>
          </table:table-cell>
          <table:table-cell table:style-name="Table1.A1" office:value-type="string">
            <text:p text:style-name="P13">Torus<text:line-break/>Bisection Width</text:p>
          </table:table-cell>
          <table:table-cell table:style-name="Table1.A1" office:value-type="string">
            <text:p text:style-name="P13">Hypercube<text:line-break/>Network Diameter</text:p>
          </table:table-cell>
          <table:table-cell table:style-name="Table1.E1" office:value-type="string">
            <text:p text:style-name="P13">Hypercube<text:line-break/>Bisection Width</text:p>
          </table:table-cell>
        </table:table-row>
        <table:table-row>
          <table:table-cell table:style-name="Table1.A2" office:value-type="string">
            <text:p text:style-name="P13">4</text:p>
          </table:table-cell>
          <table:table-cell table:style-name="Table1.A2" office:value-type="string">
            <text:p text:style-name="P13">2</text:p>
          </table:table-cell>
          <table:table-cell table:style-name="Table1.A2" office:value-type="string">
            <text:p text:style-name="P13">4</text:p>
          </table:table-cell>
          <table:table-cell table:style-name="Table1.A2" office:value-type="string">
            <text:p text:style-name="P13">2</text:p>
          </table:table-cell>
          <table:table-cell table:style-name="Table1.E2" office:value-type="string">
            <text:p text:style-name="P13">2</text:p>
          </table:table-cell>
        </table:table-row>
        <table:table-row>
          <table:table-cell table:style-name="Table1.A2" office:value-type="string">
            <text:p text:style-name="P13">16</text:p>
          </table:table-cell>
          <table:table-cell table:style-name="Table1.A2" office:value-type="string">
            <text:p text:style-name="P13">4</text:p>
          </table:table-cell>
          <table:table-cell table:style-name="Table1.A2" office:value-type="string">
            <text:p text:style-name="P13">8</text:p>
          </table:table-cell>
          <table:table-cell table:style-name="Table1.A2" office:value-type="string">
            <text:p text:style-name="P13">4</text:p>
          </table:table-cell>
          <table:table-cell table:style-name="Table1.E2" office:value-type="string">
            <text:p text:style-name="P13">8</text:p>
          </table:table-cell>
        </table:table-row>
        <table:table-row>
          <table:table-cell table:style-name="Table1.A2" office:value-type="string">
            <text:p text:style-name="P13">64</text:p>
          </table:table-cell>
          <table:table-cell table:style-name="Table1.A2" office:value-type="string">
            <text:p text:style-name="P13">8</text:p>
          </table:table-cell>
          <table:table-cell table:style-name="Table1.A2" office:value-type="string">
            <text:p text:style-name="P13">16</text:p>
          </table:table-cell>
          <table:table-cell table:style-name="Table1.A2" office:value-type="string">
            <text:p text:style-name="P13">6</text:p>
          </table:table-cell>
          <table:table-cell table:style-name="Table1.E2" office:value-type="string">
            <text:p text:style-name="P13">32</text:p>
          </table:table-cell>
        </table:table-row>
        <table:table-row>
          <table:table-cell table:style-name="Table1.A2" office:value-type="string">
            <text:p text:style-name="P13">256</text:p>
          </table:table-cell>
          <table:table-cell table:style-name="Table1.A2" office:value-type="string">
            <text:p text:style-name="P13">16</text:p>
          </table:table-cell>
          <table:table-cell table:style-name="Table1.A2" office:value-type="string">
            <text:p text:style-name="P13">32</text:p>
          </table:table-cell>
          <table:table-cell table:style-name="Table1.A2" office:value-type="string">
            <text:p text:style-name="P13">8</text:p>
          </table:table-cell>
          <table:table-cell table:style-name="Table1.E2" office:value-type="string">
            <text:p text:style-name="P13">128</text:p>
          </table:table-cell>
        </table:table-row>
      </table:table>
      <text:p text:style-name="P6"/>
      <text:p text:style-name="P6"><text:span text:style-name="Strong_20_Emphasis"><text:span text:style-name="T24">Task </text:span></text:span><text:span text:style-name="Strong_20_Emphasis"><text:span text:style-name="T23">6</text:span></text:span><text:span text:style-name="Strong_20_Emphasis"><text:span text:style-name="T24">.a.)</text:span></text:span><text:span text:style-name="Strong_20_Emphasis"><text:span text:style-name="T20"> <text:s/></text:span></text:span><text:span text:style-name="Strong_20_Emphasis"><text:span text:style-name="T21">In the table below we list the network diameter and bisection width for the two topologies at different scales based on the formulas in Table 6.1. As can be seen, the hypercube provides a higher bisection width than the torus at the scale of 64 nodes. In addition, the network diameter grows slower for the hypercube than for the torus.</text:span></text:span></text:p>
      <text:p text:style-name="P7"><text:span text:style-name="Strong_20_Emphasis"><text:span text:style-name="T24">Task </text:span></text:span><text:span text:style-name="Strong_20_Emphasis"><text:span text:style-name="T23">6</text:span></text:span><text:span text:style-name="Strong_20_Emphasis"><text:span text:style-name="T24">.</text:span></text:span><text:span text:style-name="Strong_20_Emphasis"><text:span text:style-name="T25">b</text:span></text:span><text:span text:style-name="Strong_20_Emphasis"><text:span text:style-name="T24">.)</text:span></text:span><text:span text:style-name="Strong_20_Emphasis"><text:span text:style-name="T20"> </text:span></text:span><text:span text:style-name="Strong_20_Emphasis"><text:span text:style-name="T22">As can be seen from the table, the network diameter is 6 at the scale of 64 nodes for the hypercube. The switch degree at that scale is 6 for the hypercube as compared to 4 for the torus. </text:span></text:span></text:p>
      <text:p text:style-name="P7"><text:span text:style-name="Strong_20_Emphasis"><text:span text:style-name="T24">Task </text:span></text:span><text:span text:style-name="Strong_20_Emphasis"><text:span text:style-name="T23">6</text:span></text:span><text:span text:style-name="Strong_20_Emphasis"><text:span text:style-name="T24">.</text:span></text:span><text:span text:style-name="Strong_20_Emphasis"><text:span text:style-name="T25">c</text:span></text:span><text:span text:style-name="Strong_20_Emphasis"><text:span text:style-name="T24">.)</text:span></text:span><text:span text:style-name="Strong_20_Emphasis"><text:span text:style-name="T20"> </text:span></text:span><text:span text:style-name="Strong_20_Emphasis"><text:span text:style-name="T22"><text:s/>While the torus and hypercube provide comparable bisection widths and network diameters at a low scale, the hypercube provides better scalability in terms of latency and bandwidth. But this is to the expense of a higher switch degre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1:46:58.517080711</meta:creation-date>
    <dc:date>2015-10-01T23:13:00.534425571</dc:date>
    <meta:editing-duration>PT1H55M44S</meta:editing-duration>
    <meta:editing-cycles>8</meta:editing-cycles>
    <meta:generator>LibreOffice/5.1.6.2$Linux_X86_64 LibreOffice_project/10m0$Build-2</meta:generator>
    <meta:document-statistic meta:table-count="1" meta:image-count="0" meta:object-count="0" meta:page-count="4" meta:paragraph-count="61" meta:word-count="1594" meta:character-count="8358" meta:non-whitespace-character-count="6745"/>
  </office:meta>
</office:document-meta>
</file>